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2ef1b9" officeooo:paragraph-rsid="002ef1b9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172cc1" officeooo:paragraph-rsid="00172cc1"/>
    </style:style>
    <style:style style:name="P4" style:family="paragraph" style:parent-style-name="Standard">
      <style:text-properties officeooo:rsid="001bba4f" officeooo:paragraph-rsid="001bba4f"/>
    </style:style>
    <style:style style:name="P5" style:family="paragraph" style:parent-style-name="Standard">
      <style:text-properties officeooo:rsid="002196dd" officeooo:paragraph-rsid="002196dd"/>
    </style:style>
    <style:style style:name="P6" style:family="paragraph" style:parent-style-name="Standard">
      <style:text-properties officeooo:rsid="00124260" officeooo:paragraph-rsid="002330c9"/>
    </style:style>
    <style:style style:name="P7" style:family="paragraph" style:parent-style-name="Standard">
      <style:text-properties officeooo:rsid="0028fbca" officeooo:paragraph-rsid="0028fbca"/>
    </style:style>
    <style:style style:name="P8" style:family="paragraph" style:parent-style-name="Standard">
      <style:text-properties officeooo:rsid="002b23ad" officeooo:paragraph-rsid="002b23ad"/>
    </style:style>
    <style:style style:name="P9" style:family="paragraph" style:parent-style-name="Standard">
      <style:text-properties officeooo:rsid="002ef1b9" officeooo:paragraph-rsid="002ef1b9"/>
    </style:style>
    <style:style style:name="P10" style:family="paragraph" style:parent-style-name="Standard">
      <style:text-properties officeooo:rsid="0032b9ed" officeooo:paragraph-rsid="0032b9ed"/>
    </style:style>
    <style:style style:name="P11" style:family="paragraph" style:parent-style-name="Standard">
      <style:text-properties officeooo:rsid="003341cb" officeooo:paragraph-rsid="003341c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>
      <style:text-properties officeooo:rsid="00172cc1" officeooo:paragraph-rsid="00172cc1"/>
    </style:style>
    <style:style style:name="P18" style:family="paragraph" style:parent-style-name="Text_20_body" style:list-style-name="L3"/>
    <style:style style:name="P19" style:family="paragraph" style:parent-style-name="Text_20_body" style:list-style-name="L3">
      <style:paragraph-properties fo:margin-top="0in" fo:margin-bottom="0in" style:contextual-spacing="false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paragraph-properties fo:margin-top="0in" fo:margin-bottom="0in" style:contextual-spacing="false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in" fo:margin-bottom="0in" style:contextual-spacing="false"/>
    </style:style>
    <style:style style:name="P24" style:family="paragraph" style:parent-style-name="Text_20_body" style:list-style-name="L6"/>
    <style:style style:name="P25" style:family="paragraph" style:parent-style-name="Text_20_body" style:list-style-name="L6">
      <style:paragraph-properties fo:margin-top="0in" fo:margin-bottom="0in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in" fo:margin-bottom="0in" style:contextual-spacing="false"/>
    </style:style>
    <style:style style:name="P28" style:family="paragraph" style:parent-style-name="Text_20_body" style:list-style-name="L8">
      <style:paragraph-properties fo:margin-top="0in" fo:margin-bottom="0in" style:contextual-spacing="false"/>
    </style:style>
    <style:style style:name="P29" style:family="paragraph" style:parent-style-name="Text_20_body">
      <style:text-properties officeooo:rsid="001bba4f" officeooo:paragraph-rsid="001bba4f"/>
    </style:style>
    <style:style style:name="P30" style:family="paragraph" style:parent-style-name="Text_20_body" style:list-style-name="L9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>
      <style:text-properties officeooo:rsid="002196dd" officeooo:paragraph-rsid="002196dd"/>
    </style:style>
    <style:style style:name="P37" style:family="paragraph" style:parent-style-name="Text_20_body">
      <style:text-properties officeooo:rsid="00124260" officeooo:paragraph-rsid="002330c9"/>
    </style:style>
    <style:style style:name="P38" style:family="paragraph" style:parent-style-name="Text_20_body" style:list-style-name="L12"/>
    <style:style style:name="P39" style:family="paragraph" style:parent-style-name="Text_20_body" style:list-style-name="L12">
      <style:paragraph-properties fo:margin-top="0in" fo:margin-bottom="0in" style:contextual-spacing="false"/>
    </style:style>
    <style:style style:name="P40" style:family="paragraph" style:parent-style-name="Text_20_body" style:list-style-name="L13"/>
    <style:style style:name="P41" style:family="paragraph" style:parent-style-name="Text_20_body" style:list-style-name="L13">
      <style:paragraph-properties fo:margin-top="0in" fo:margin-bottom="0in" style:contextual-spacing="false"/>
    </style:style>
    <style:style style:name="P42" style:family="paragraph" style:parent-style-name="Text_20_body" style:list-style-name="L14"/>
    <style:style style:name="P43" style:family="paragraph" style:parent-style-name="Text_20_body" style:list-style-name="L14">
      <style:paragraph-properties fo:margin-top="0in" fo:margin-bottom="0in" style:contextual-spacing="false"/>
    </style:style>
    <style:style style:name="P44" style:family="paragraph" style:parent-style-name="Text_20_body" style:list-style-name="L15"/>
    <style:style style:name="P45" style:family="paragraph" style:parent-style-name="Text_20_body" style:list-style-name="L15">
      <style:paragraph-properties fo:margin-top="0in" fo:margin-bottom="0in" style:contextual-spacing="false"/>
    </style:style>
    <style:style style:name="P46" style:family="paragraph" style:parent-style-name="Text_20_body">
      <style:text-properties officeooo:rsid="0028fbca" officeooo:paragraph-rsid="0028fbca"/>
    </style:style>
    <style:style style:name="P47" style:family="paragraph" style:parent-style-name="Text_20_body">
      <style:text-properties officeooo:rsid="002b23ad" officeooo:paragraph-rsid="002b23ad"/>
    </style:style>
    <style:style style:name="P48" style:family="paragraph" style:parent-style-name="Text_20_body">
      <style:text-properties officeooo:rsid="0032b9ed" officeooo:paragraph-rsid="0032b9ed"/>
    </style:style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8"/>
    <style:style style:name="P52" style:family="paragraph" style:parent-style-name="Text_20_body" style:list-style-name="L19"/>
    <style:style style:name="P53" style:family="paragraph" style:parent-style-name="Text_20_body" style:list-style-name="L20"/>
    <style:style style:name="P54" style:family="paragraph" style:parent-style-name="Text_20_body" style:list-style-name="L21"/>
    <style:style style:name="P55" style:family="paragraph" style:parent-style-name="Text_20_body" style:list-style-name="L22"/>
    <style:style style:name="P56" style:family="paragraph" style:parent-style-name="Text_20_body" style:list-style-name="L23"/>
    <style:style style:name="P57" style:family="paragraph" style:parent-style-name="Text_20_body">
      <style:text-properties officeooo:rsid="003341cb" officeooo:paragraph-rsid="003341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ell command</text:p>
      <text:p text:style-name="P3"/>
      <text:p text:style-name="P17">Here are some examples to illustrate different shell command functionalities:</text:p>
      <text:p text:style-name="Text_20_body"><text:span text:style-name="Strong_20_Emphasis">1. Simple Command with Variable and Redirection:</text:span></text:p>
      <text:p text:style-name="Preformatted_20_Text"><text:span text:style-name="Source_20_Text">count=3 <text:s/># Variable assignment</text:span></text:p>
      <text:p text:style-name="P2"><text:span text:style-name="Source_20_Text">echo "The file has $count lines" &gt; linecount.txt <text:s/># Redirection to file</text:span></text:p>
      <text:p text:style-name="Text_20_body">This command assigns the value <text:span text:style-name="Source_20_Text">3</text:span> to the variable <text:span text:style-name="Source_20_Text">count</text:span>. Then, it uses <text:span text:style-name="Source_20_Text">echo</text:span> to display a message with the variable value and redirects the output to a file named "linecount.txt" using <text:span text:style-name="Source_20_Text">&gt;</text:span>.</text:p>
      <text:p text:style-name="Text_20_body"><text:span text:style-name="Strong_20_Emphasis">2. Pipeline for Text Processing:</text:span></text:p>
      <text:p text:style-name="P2"><text:span text:style-name="Source_20_Text">cat data.txt | grep error | wc -l <text:s/># Pipeline with multiple commands</text:span></text:p>
      <text:p text:style-name="Text_20_body">This command demonstrates a pipeline.</text:p>
      <text:list xml:id="list529454409" text:style-name="L1">
        <text:list-item>
          <text:p text:style-name="P13"><text:span text:style-name="Source_20_Text">cat data.txt</text:span> reads the contents of "data.txt".</text:p>
        </text:list-item>
        <text:list-item>
          <text:p text:style-name="P13">The output is piped (<text:span text:style-name="Source_20_Text">|</text:span>) to <text:span text:style-name="Source_20_Text">grep error</text:span> which filters lines containing the word "error".</text:p>
        </text:list-item>
        <text:list-item>
          <text:p text:style-name="P12">Finally, the filtered output is piped again to <text:span text:style-name="Source_20_Text">wc -l</text:span> which counts the number of lines, displaying the total number of error lines in "data.txt".</text:p>
        </text:list-item>
      </text:list>
      <text:p text:style-name="Text_20_body"><text:span text:style-name="Strong_20_Emphasis">3. List Compound-List:</text:span></text:p>
      <text:p text:style-name="Preformatted_20_Text"><text:span text:style-name="Source_20_Text">ls -l</text:span></text:p>
      <text:p text:style-name="Preformatted_20_Text"><text:span text:style-name="Source_20_Text">pwd</text:span></text:p>
      <text:p text:style-name="P2"><text:span text:style-name="Source_20_Text">date</text:span></text:p>
      <text:p text:style-name="Text_20_body">This is a list compound-list. Each command (<text:span text:style-name="Source_20_Text">ls -l</text:span>, <text:span text:style-name="Source_20_Text">pwd</text:span>, <text:span text:style-name="Source_20_Text">date</text:span>) is executed sequentially, and their outputs are displayed one after another.</text:p>
      <text:p text:style-name="Text_20_body"><text:span text:style-name="Strong_20_Emphasis">4. Compound Command with </text:span><text:span text:style-name="Strong_20_Emphasis"><text:span text:style-name="Source_20_Text">if</text:span></text:span><text:span text:style-name="Strong_20_Emphasis"> Statement:</text:span></text:p>
      <text:p text:style-name="Preformatted_20_Text"><text:span text:style-name="Source_20_Text">if [ -f important.txt ]; then</text:span></text:p>
      <text:p text:style-name="Preformatted_20_Text"><text:span text:style-name="Source_20_Text"><text:s text:c="2"/>echo "File 'important.txt' exists."</text:span></text:p>
      <text:p text:style-name="Preformatted_20_Text"><text:span text:style-name="Source_20_Text">else</text:span></text:p>
      <text:p text:style-name="Preformatted_20_Text"><text:span text:style-name="Source_20_Text"><text:s text:c="2"/>echo "File 'important.txt' not found!"</text:span></text:p>
      <text:p text:style-name="P2"><text:span text:style-name="Source_20_Text">fi</text:span></text:p>
      <text:p text:style-name="Text_20_body">This command uses an <text:span text:style-name="Source_20_Text">if</text:span> statement for conditional execution.</text:p>
      <text:list xml:id="list487843997" text:style-name="L2">
        <text:list-item>
          <text:p text:style-name="P16">It checks if a file named "important.txt" exists using <text:span text:style-name="Source_20_Text">[ -f important.txt ]</text:span>.</text:p>
        </text:list-item>
        <text:list-item>
          <text:p text:style-name="P16">If the file exists (<text:span text:style-name="Source_20_Text">then</text:span> block), a message is displayed.</text:p>
        </text:list-item>
        <text:list-item>
          <text:p text:style-name="P15">If not (<text:span text:style-name="Source_20_Text">else</text:span> block), a different message is shown.</text:p>
        </text:list-item>
      </text:list>
      <text:p text:style-name="Text_20_body"><text:span text:style-name="Strong_20_Emphasis">5. Function Definition:</text:span></text:p>
      <text:p text:style-name="Preformatted_20_Text"><text:span text:style-name="Source_20_Text">greet() {</text:span></text:p>
      <text:p text:style-name="Preformatted_20_Text"><text:span text:style-name="Source_20_Text"><text:s text:c="2"/>echo "Hello, $1!"</text:span></text:p>
      <text:p text:style-name="Preformatted_20_Text"><text:span text:style-name="Source_20_Text">}</text:span></text:p>
      <text:p text:style-name="Preformatted_20_Text"/>
      <text:p text:style-name="P2"><text:span text:style-name="Source_20_Text">greet "John" <text:s/># Calling the function</text:span></text:p>
      <text:p text:style-name="Text_20_body">This example defines a function named <text:span text:style-name="Source_20_Text">greet</text:span>. It takes one argument (<text:span text:style-name="Source_20_Text">$1</text:span>) and displays a greeting message incorporating that argument. The function is then called with the argument "John", resulting in the message "Hello, John!".</text:p>
      <text:p text:style-name="P5"><text:soft-page-break/>List</text:p>
      <text:p text:style-name="P5"/>
      <text:p text:style-name="P36"><text:span text:style-name="Strong_20_Emphasis">1. Sequential Execution with Semicolon (</text:span><text:span text:style-name="Strong_20_Emphasis"><text:span text:style-name="Source_20_Text">;</text:span></text:span><text:span text:style-name="Strong_20_Emphasis">):</text:span></text:p>
      <text:p text:style-name="P2"><text:span text:style-name="Source_20_Text">ls -l; pwd; date <text:s/># List files, print working directory, and show current date (one after another)</text:span></text:p>
      <text:p text:style-name="Text_20_body">This command uses <text:span text:style-name="Source_20_Text">;</text:span> to separate three commands. The shell executes them sequentially: it lists files, prints the working directory, and then displays the current date.</text:p>
      <text:p text:style-name="Text_20_body"><text:span text:style-name="Strong_20_Emphasis">2. Running a Background Process (</text:span><text:span text:style-name="Strong_20_Emphasis"><text:span text:style-name="Source_20_Text">&amp;</text:span></text:span><text:span text:style-name="Strong_20_Emphasis">):</text:span></text:p>
      <text:p text:style-name="Preformatted_20_Text"><text:span text:style-name="Source_20_Text">sleep 60 &amp; <text:s/># Simulate a long-running process in the background</text:span></text:p>
      <text:p text:style-name="P2"><text:span text:style-name="Source_20_Text">echo "Background process started (PID: $!)"</text:span></text:p>
      <text:p text:style-name="Text_20_body">This example runs <text:span text:style-name="Source_20_Text">sleep 60</text:span> (waits 60 seconds) in the background using <text:span text:style-name="Source_20_Text">&amp;</text:span>. The script continues immediately without waiting for <text:span text:style-name="Source_20_Text">sleep</text:span> to finish. The process ID (<text:span text:style-name="Source_20_Text">PID</text:span>) of the background process is captured using <text:span text:style-name="Source_20_Text">$!</text:span> and displayed.</text:p>
      <text:p text:style-name="Text_20_body"><text:span text:style-name="Strong_20_Emphasis">3. Conditional Execution with AND (</text:span><text:span text:style-name="Strong_20_Emphasis"><text:span text:style-name="Source_20_Text">&amp;&amp;</text:span></text:span><text:span text:style-name="Strong_20_Emphasis">):</text:span></text:p>
      <text:p text:style-name="P2"><text:span text:style-name="Source_20_Text">ping -c 1 google.com &amp;&amp; echo "Ping successful!" || echo "Ping failed!"</text:span></text:p>
      <text:p text:style-name="Text_20_body">This command checks network connectivity to Google.</text:p>
      <text:list xml:id="list4115986903" text:style-name="L9">
        <text:list-item>
          <text:p text:style-name="P31"><text:span text:style-name="Source_20_Text">ping -c 1 google.com</text:span> pings Google once.</text:p>
        </text:list-item>
        <text:list-item>
          <text:p text:style-name="P31">The <text:span text:style-name="Source_20_Text">&amp;&amp;</text:span> operator ensures the next command (<text:span text:style-name="Source_20_Text">echo "Ping successful! "</text:span>) only executes if the ping succeeds (exit status 0).</text:p>
        </text:list-item>
        <text:list-item>
          <text:p text:style-name="P30">Otherwise, <text:span text:style-name="Source_20_Text">||</text:span> triggers the following command (<text:span text:style-name="Source_20_Text">echo "Ping failed!"</text:span>) if the ping fails (non-zero exit status).</text:p>
        </text:list-item>
      </text:list>
      <text:p text:style-name="Text_20_body"><text:span text:style-name="Strong_20_Emphasis">4. OR List for Alternative Actions (</text:span><text:span text:style-name="Strong_20_Emphasis"><text:span text:style-name="Source_20_Text">||</text:span></text:span><text:span text:style-name="Strong_20_Emphasis">):</text:span></text:p>
      <text:p text:style-name="P2"><text:span text:style-name="Source_20_Text">cp sourcefile destinationfile || echo "Error copying file!"</text:span></text:p>
      <text:p text:style-name="Text_20_body">This command attempts to copy a file.</text:p>
      <text:list xml:id="list1854729756" text:style-name="L10">
        <text:list-item>
          <text:p text:style-name="P33"><text:span text:style-name="Source_20_Text">cp sourcefile destinationfile</text:span> performs the copy operation.</text:p>
        </text:list-item>
        <text:list-item>
          <text:p text:style-name="P32">If the copy fails, <text:span text:style-name="Source_20_Text">||</text:span> ensures the next command (<text:span text:style-name="Source_20_Text">echo "Error copying file!"</text:span>) executes to display an error message.</text:p>
        </text:list-item>
      </text:list>
      <text:p text:style-name="Text_20_body"><text:span text:style-name="Strong_20_Emphasis">5. Combining Lists for Complex Logic:</text:span></text:p>
      <text:p text:style-name="P2"><text:span text:style-name="Source_20_Text">grep error system.log &amp;&amp; wc -l || echo "No errors found in system.log"</text:span></text:p>
      <text:p text:style-name="Text_20_body">This example analyzes a system log file.</text:p>
      <text:list xml:id="list1394988565" text:style-name="L11">
        <text:list-item>
          <text:p text:style-name="P35">It searches for lines containing "error" using <text:span text:style-name="Source_20_Text">grep error system.log</text:span>.</text:p>
        </text:list-item>
        <text:list-item>
          <text:p text:style-name="P35">If errors are found (<text:span text:style-name="Source_20_Text">&amp;&amp;</text:span>), <text:span text:style-name="Source_20_Text">wc -l</text:span> counts the number of error lines.</text:p>
        </text:list-item>
        <text:list-item>
          <text:p text:style-name="P34">If no errors are found (<text:span text:style-name="Source_20_Text">||</text:span>), a message is displayed indicating that.</text:p>
        </text:list-item>
      </text:list>
      <text:p text:style-name="P5"/>
      <text:p text:style-name="P5"/>
      <text:p text:style-name="P5"/>
      <text:p text:style-name="P5"/>
      <text:p text:style-name="P6"><text:soft-page-break/>Compound command</text:p>
      <text:p text:style-name="P6"/>
      <text:p text:style-name="P37"><text:span text:style-name="Strong_20_Emphasis">1. Grouping Commands:</text:span></text:p>
      <text:p text:style-name="Preformatted_20_Text"><text:span text:style-name="Source_20_Text"># Subshell environment (changes don't affect main script) </text:span></text:p>
      <text:p text:style-name="Preformatted_20_Text"><text:span text:style-name="Source_20_Text">(</text:span></text:p>
      <text:p text:style-name="Preformatted_20_Text"><text:span text:style-name="Source_20_Text"><text:s text:c="2"/>temp_var="This is temporary"</text:span></text:p>
      <text:p text:style-name="Preformatted_20_Text"><text:span text:style-name="Source_20_Text"><text:s text:c="2"/>echo "Temporary value: $temp_var"</text:span></text:p>
      <text:p text:style-name="Preformatted_20_Text"><text:span text:style-name="Source_20_Text">)</text:span></text:p>
      <text:p text:style-name="P2"><text:span text:style-name="Source_20_Text">echo "Main script value: $temp_var" <text:s/># temp_var won't be available here</text:span></text:p>
      <text:p text:style-name="Text_20_body">This example uses a subshell to isolate changes. The variable <text:span text:style-name="Source_20_Text">temp_var</text:span> is assigned a value within the subshell, but it doesn't persist outside because of the subshell environment.</text:p>
      <text:p text:style-name="Text_20_body"><text:span text:style-name="Strong_20_Emphasis">2. </text:span><text:span text:style-name="Strong_20_Emphasis"><text:span text:style-name="Source_20_Text">for</text:span></text:span><text:span text:style-name="Strong_20_Emphasis"> Loop:</text:span></text:p>
      <text:p text:style-name="Preformatted_20_Text"><text:span text:style-name="Source_20_Text">files=("file1.txt" "file2.txt" "file3.txt")</text:span></text:p>
      <text:p text:style-name="Preformatted_20_Text"><text:span text:style-name="Source_20_Text">for filename in "${files[@]}"; do</text:span></text:p>
      <text:p text:style-name="Preformatted_20_Text"><text:span text:style-name="Source_20_Text"><text:s text:c="2"/>echo "Processing file: $filename"</text:span></text:p>
      <text:p text:style-name="Preformatted_20_Text"><text:span text:style-name="Source_20_Text"><text:s text:c="2"/># Your commands to process each file here</text:span></text:p>
      <text:p text:style-name="P2"><text:span text:style-name="Source_20_Text">done</text:span></text:p>
      <text:p text:style-name="Text_20_body">This script iterates through a list of filenames stored in an array named <text:span text:style-name="Source_20_Text">files</text:span>. The <text:span text:style-name="Source_20_Text">for</text:span> loop assigns each filename to the variable <text:span text:style-name="Source_20_Text">filename</text:span> in each iteration. You can then use <text:span text:style-name="Source_20_Text">filename</text:span> within the loop to process each file individually.</text:p>
      <text:p text:style-name="Text_20_body"><text:span text:style-name="Strong_20_Emphasis">3. </text:span><text:span text:style-name="Strong_20_Emphasis"><text:span text:style-name="Source_20_Text">case</text:span></text:span><text:span text:style-name="Strong_20_Emphasis"> Conditional Construct:</text:span></text:p>
      <text:p text:style-name="Preformatted_20_Text"><text:span text:style-name="Source_20_Text">read -p "Enter a letter (a, b, or c): " letter</text:span></text:p>
      <text:p text:style-name="Preformatted_20_Text"><text:span text:style-name="Source_20_Text">case $letter in</text:span></text:p>
      <text:p text:style-name="Preformatted_20_Text"><text:span text:style-name="Source_20_Text"><text:s text:c="2"/>"a")</text:span></text:p>
      <text:p text:style-name="Preformatted_20_Text"><text:span text:style-name="Source_20_Text"><text:s text:c="4"/>echo "You entered 'a'"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"b")</text:span></text:p>
      <text:p text:style-name="Preformatted_20_Text"><text:span text:style-name="Source_20_Text"><text:s text:c="4"/>echo "You entered 'b'"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"c")</text:span></text:p>
      <text:p text:style-name="Preformatted_20_Text"><text:span text:style-name="Source_20_Text"><text:s text:c="4"/>echo "You entered 'c'"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*)</text:span></text:p>
      <text:p text:style-name="Preformatted_20_Text"><text:span text:style-name="Source_20_Text"><text:s text:c="4"/>echo "Invalid letter."</text:span></text:p>
      <text:p text:style-name="Preformatted_20_Text"><text:span text:style-name="Source_20_Text"><text:s text:c="4"/>;;</text:span></text:p>
      <text:p text:style-name="P2"><text:span text:style-name="Source_20_Text">esac</text:span></text:p>
      <text:p text:style-name="Text_20_body">This example uses <text:span text:style-name="Source_20_Text">case</text:span> to compare the user input (<text:span text:style-name="Source_20_Text">letter</text:span>) against different patterns. Depending on the entered letter, a specific message is displayed. The <text:span text:style-name="Source_20_Text">*</text:span> wildcard pattern matches any other input not explicitly defined.</text:p>
      <text:p text:style-name="Text_20_body"><text:span text:style-name="Strong_20_Emphasis">4. </text:span><text:span text:style-name="Strong_20_Emphasis"><text:span text:style-name="Source_20_Text">if</text:span></text:span><text:span text:style-name="Strong_20_Emphasis"> Conditional Construct:</text:span></text:p>
      <text:p text:style-name="Preformatted_20_Text"><text:span text:style-name="Source_20_Text">ping -c 1 google.com</text:span></text:p>
      <text:p text:style-name="Preformatted_20_Text"><text:span text:style-name="Source_20_Text">if [ $? -eq 0 ]; then</text:span></text:p>
      <text:p text:style-name="Preformatted_20_Text"><text:span text:style-name="Source_20_Text"><text:s text:c="2"/>echo "Connection to google.com successful."</text:span></text:p>
      <text:p text:style-name="Preformatted_20_Text"><text:span text:style-name="Source_20_Text">else</text:span></text:p>
      <text:p text:style-name="Preformatted_20_Text"><text:span text:style-name="Source_20_Text"><text:s text:c="2"/>echo "Connection to google.com failed!"</text:span></text:p>
      <text:p text:style-name="P2"><text:span text:style-name="Source_20_Text">fi</text:span></text:p>
      <text:p text:style-name="Text_20_body"><text:soft-page-break/>This script checks network connectivity using <text:span text:style-name="Source_20_Text">ping</text:span>. The <text:span text:style-name="Source_20_Text">if</text:span> statement checks the exit status (<text:span text:style-name="Source_20_Text">$?</text:span>) of the <text:span text:style-name="Source_20_Text">ping</text:span> command. If it's 0 (successful ping), a success message is displayed. Otherwise, a failure message is shown.</text:p>
      <text:p text:style-name="Text_20_body"><text:span text:style-name="Strong_20_Emphasis">5. </text:span><text:span text:style-name="Strong_20_Emphasis"><text:span text:style-name="Source_20_Text">while</text:span></text:span><text:span text:style-name="Strong_20_Emphasis"> Loop:</text:span></text:p>
      <text:p text:style-name="Preformatted_20_Text"><text:span text:style-name="Source_20_Text">count=0</text:span></text:p>
      <text:p text:style-name="Preformatted_20_Text"><text:span text:style-name="Source_20_Text">while [ $count -lt 5 ]; do</text:span></text:p>
      <text:p text:style-name="Preformatted_20_Text"><text:span text:style-name="Source_20_Text"><text:s text:c="2"/>echo "Loop iteration: $count"</text:span></text:p>
      <text:p text:style-name="Preformatted_20_Text"><text:span text:style-name="Source_20_Text"><text:s text:c="2"/>count=$((count+1)) <text:s/># Increment count</text:span></text:p>
      <text:p text:style-name="P2"><text:span text:style-name="Source_20_Text">done</text:span></text:p>
      <text:p text:style-name="Text_20_body">This script demonstrates a <text:span text:style-name="Source_20_Text">while</text:span> loop. It continues as long as the variable <text:span text:style-name="Source_20_Text">count</text:span> is less than 5. Inside the loop, the current iteration number is displayed, and the <text:span text:style-name="Source_20_Text">count</text:span> is incremented for the next iteration.</text:p>
      <text:p text:style-name="Text_20_body"><text:span text:style-name="Strong_20_Emphasis">6. </text:span><text:span text:style-name="Strong_20_Emphasis"><text:span text:style-name="Source_20_Text">until</text:span></text:span><text:span text:style-name="Strong_20_Emphasis"> Loop:</text:span></text:p>
      <text:p text:style-name="Preformatted_20_Text"><text:span text:style-name="Source_20_Text"># Wait until a specific file exists</text:span></text:p>
      <text:p text:style-name="Preformatted_20_Text"><text:span text:style-name="Source_20_Text">file="important_data.txt"</text:span></text:p>
      <text:p text:style-name="Preformatted_20_Text"><text:span text:style-name="Source_20_Text">until [ -f "$file" ]; do</text:span></text:p>
      <text:p text:style-name="Preformatted_20_Text"><text:span text:style-name="Source_20_Text"><text:s text:c="2"/>echo "Waiting for file: $file"</text:span></text:p>
      <text:p text:style-name="Preformatted_20_Text"><text:span text:style-name="Source_20_Text"><text:s text:c="2"/>sleep 2 <text:s/># Check every 2 seconds</text:span></text:p>
      <text:p text:style-name="Preformatted_20_Text"><text:span text:style-name="Source_20_Text">done</text:span></text:p>
      <text:p text:style-name="P2"><text:span text:style-name="Source_20_Text">echo "File '$file' found!"</text:span></text:p>
      <text:p text:style-name="Text_20_body">This script uses <text:span text:style-name="Source_20_Text">until</text:span> to wait for a file named "important_data.txt" to exist. It repeatedly checks the file's existence using <text:span text:style-name="Source_20_Text">[ -f "$file" ]</text:span> and sleeps for 2 seconds between checks. Once the file is found, a message is displayed.</text:p>
      <text:p text:style-name="P6"/>
      <text:p text:style-name="P7">Lexical rules</text:p>
      <text:p text:style-name="P7"/>
      <text:p text:style-name="P46"><text:span text:style-name="Strong_20_Emphasis">1. Basic Token Recognition:</text:span></text:p>
      <text:list xml:id="list3814141798" text:style-name="L12">
        <text:list-item>
          <text:p text:style-name="P39"><text:span text:style-name="Source_20_Text">ls -l</text:span>:</text:p>
          <text:list>
            <text:list-item>
              <text:p text:style-name="P39"><text:span text:style-name="Source_20_Text">ls</text:span>: Recognized as a <text:span text:style-name="Source_20_Text">WORD</text:span> token (command name).</text:p>
            </text:list-item>
            <text:list-item>
              <text:p text:style-name="P39"><text:span text:style-name="Source_20_Text">-l</text:span>: Recognized as an operator token (<text:span text:style-name="Source_20_Text">-</text:span>).</text:p>
            </text:list-item>
          </text:list>
        </text:list-item>
        <text:list-item>
          <text:p text:style-name="P39"><text:span text:style-name="Source_20_Text">&lt; file.txt</text:span>:</text:p>
          <text:list>
            <text:list-item>
              <text:p text:style-name="P39"><text:span text:style-name="Source_20_Text">&lt;</text:span>: Recognized as an operator token (<text:span text:style-name="Source_20_Text">&lt;</text:span> for input redirection).</text:p>
            </text:list-item>
            <text:list-item>
              <text:p text:style-name="P38"><text:span text:style-name="Source_20_Text">file.txt</text:span>: Recognized as a <text:span text:style-name="Source_20_Text">WORD</text:span> token (filename).</text:p>
            </text:list-item>
          </text:list>
        </text:list-item>
      </text:list>
      <text:p text:style-name="Text_20_body"><text:span text:style-name="Strong_20_Emphasis">2. Context-Dependent </text:span><text:span text:style-name="Strong_20_Emphasis"><text:span text:style-name="Source_20_Text">TOKEN</text:span></text:span><text:span text:style-name="Strong_20_Emphasis"> Classification:</text:span></text:p>
      <text:list xml:id="list3090928356" text:style-name="L13">
        <text:list-item>
          <text:p text:style-name="P41"><text:span text:style-name="Source_20_Text">name=value</text:span>:</text:p>
          <text:list>
            <text:list-item>
              <text:p text:style-name="P41"><text:span text:style-name="Source_20_Text">name</text:span>: Initially a <text:span text:style-name="Source_20_Text">TOKEN</text:span>, rule for variable assignment applies, converting it to a <text:span text:style-name="Source_20_Text">NAME</text:span> token (variable name).</text:p>
            </text:list-item>
            <text:list-item>
              <text:p text:style-name="P41"><text:span text:style-name="Source_20_Text">=</text:span>: Recognized as an operator token (<text:span text:style-name="Source_20_Text">=</text:span> for assignment).</text:p>
            </text:list-item>
            <text:list-item>
              <text:p text:style-name="P40"><text:span text:style-name="Source_20_Text">value</text:span>: Recognized as a <text:span text:style-name="Source_20_Text">WORD</text:span> token (value being assigned).</text:p>
            </text:list-item>
          </text:list>
        </text:list-item>
      </text:list>
      <text:p text:style-name="Text_20_body"><text:span text:style-name="Strong_20_Emphasis">3. IO Numbers:</text:span></text:p>
      <text:list xml:id="list2682095993" text:style-name="L14">
        <text:list-item>
          <text:p text:style-name="P43"><text:span text:style-name="Source_20_Text">cat 10 &gt; output.txt</text:span>:</text:p>
          <text:list>
            <text:list-item>
              <text:p text:style-name="P42"><text:soft-page-break/><text:span text:style-name="Source_20_Text">10</text:span>: Recognized as an <text:span text:style-name="Source_20_Text">IO_NUMBER</text:span> token (file descriptor 10) due to digits followed by <text:span text:style-name="Source_20_Text">&gt;</text:span>.</text:p>
            </text:list-item>
          </text:list>
        </text:list-item>
      </text:list>
      <text:p text:style-name="Text_20_body"><text:span text:style-name="Strong_20_Emphasis">4. Word Expansion (not shown in token recognition):</text:span></text:p>
      <text:list xml:id="list407132210" text:style-name="L15">
        <text:list-item>
          <text:p text:style-name="P45"><text:span text:style-name="Source_20_Text">echo $HOME</text:span>:</text:p>
          <text:list>
            <text:list-item>
              <text:p text:style-name="P45"><text:span text:style-name="Source_20_Text">echo</text:span>: Recognized as a <text:span text:style-name="Source_20_Text">WORD</text:span> token (command name).</text:p>
            </text:list-item>
            <text:list-item>
              <text:p text:style-name="P44"><text:span text:style-name="Source_20_Text">$HOME</text:span>: Recognized as a <text:span text:style-name="Source_20_Text">WORD</text:span> token initially, but before execution, it's expanded to the user's home directory path.</text:p>
            </text:list-item>
          </text:list>
        </text:list-item>
      </text:list>
      <text:p text:style-name="P7"/>
      <text:p text:style-name="P7"/>
      <text:p text:style-name="P8">Grammar rules</text:p>
      <text:p text:style-name="P8"/>
      <text:p text:style-name="P47"><text:span text:style-name="Strong_20_Emphasis">1. Rule 1 (Implicit): Reserved Words in Context</text:span></text:p>
      <text:p text:style-name="Preformatted_20_Text"><text:span text:style-name="Source_20_Text">if [ $x -eq 0 ]; then <text:s/># `if` is recognized as a reserved word here (after newline)</text:span></text:p>
      <text:p text:style-name="Preformatted_20_Text"><text:span text:style-name="Source_20_Text"><text:s text:c="2"/>echo "Variable x is zero"</text:span></text:p>
      <text:p text:style-name="P2"><text:span text:style-name="Source_20_Text">fi</text:span></text:p>
      <text:p text:style-name="Text_20_body"><text:span text:style-name="Strong_20_Emphasis">2. Rule 2: Filenames as WORD Tokens</text:span></text:p>
      <text:p text:style-name="P2"><text:span text:style-name="Source_20_Text">cp input.txt output.txt <text:s/># `input.txt` and `output.txt` are recognized as WORD tokens (filenames)</text:span></text:p>
      <text:p text:style-name="Text_20_body"><text:span text:style-name="Strong_20_Emphasis">3. Rule 3: Here-Document Delimiter Removal</text:span></text:p>
      <text:p text:style-name="Preformatted_20_Text"><text:span text:style-name="Source_20_Text">cat &lt;&lt; EOF <text:s/># Here-document starts</text:span></text:p>
      <text:p text:style-name="Preformatted_20_Text"><text:span text:style-name="Source_20_Text">This is some text</text:span></text:p>
      <text:p text:style-name="Preformatted_20_Text"><text:span text:style-name="Source_20_Text">that will be fed to the cat command</text:span></text:p>
      <text:p text:style-name="P2"><text:span text:style-name="Source_20_Text">EOF <text:s text:c="8"/># Here-document delimiter removed (EOF)</text:span></text:p>
      <text:p text:style-name="Text_20_body"><text:span text:style-name="Strong_20_Emphasis">4. Rule 4: Patterns in Case Statements</text:span></text:p>
      <text:p text:style-name="Preformatted_20_Text"><text:span text:style-name="Source_20_Text">case $choice in</text:span></text:p>
      <text:p text:style-name="Preformatted_20_Text"><text:span text:style-name="Source_20_Text"><text:s text:c="2"/>"red" | "green" ) <text:s/># `red` and `green` are initially WORD tokens</text:span></text:p>
      <text:p text:style-name="Preformatted_20_Text"><text:span text:style-name="Source_20_Text"><text:s text:c="4"/>echo "You picked a color!"</text:span></text:p>
      <text:p text:style-name="Preformatted_20_Text"><text:span text:style-name="Source_20_Text"><text:s text:c="4"/>;;</text:span></text:p>
      <text:p text:style-name="Preformatted_20_Text"><text:span text:style-name="Source_20_Text"><text:s text:c="2"/>* ) <text:s text:c="15"/># `*` loses its WORD token status due to the pipe</text:span></text:p>
      <text:p text:style-name="Preformatted_20_Text"><text:span text:style-name="Source_20_Text"><text:s text:c="4"/>echo "Invalid choice."</text:span></text:p>
      <text:p text:style-name="Preformatted_20_Text"><text:span text:style-name="Source_20_Text"><text:s text:c="4"/>;;</text:span></text:p>
      <text:p text:style-name="P2"><text:span text:style-name="Source_20_Text">esac</text:span></text:p>
      <text:p text:style-name="Text_20_body"><text:span text:style-name="Strong_20_Emphasis">5. Rule 5 &amp; 6: </text:span><text:span text:style-name="Strong_20_Emphasis"><text:span text:style-name="Source_20_Text">NAME</text:span></text:span><text:span text:style-name="Strong_20_Emphasis"> and </text:span><text:span text:style-name="Strong_20_Emphasis"><text:span text:style-name="Source_20_Text">in</text:span></text:span></text:p>
      <text:p text:style-name="Preformatted_20_Text"><text:span text:style-name="Source_20_Text">for user in john mary bob; do <text:s/># `user` is a NAME token, `in` is a reserved word</text:span></text:p>
      <text:p text:style-name="Preformatted_20_Text"><text:span text:style-name="Source_20_Text"><text:s text:c="2"/>echo "Hello, $user"</text:span></text:p>
      <text:p text:style-name="P2"><text:span text:style-name="Source_20_Text">done</text:span></text:p>
      <text:p text:style-name="Text_20_body"><text:span text:style-name="Strong_20_Emphasis">6. Rule 7: Assignment Handling</text:span></text:p>
      <text:p text:style-name="Preformatted_20_Text"><text:span text:style-name="Source_20_Text">name=value <text:s/># Becomes `ASSIGNMENT_WORD` due to `=`</text:span></text:p>
      <text:p text:style-name="P2"><text:span text:style-name="Source_20_Text">greeting="Hello, $name" <text:s/># `name` remains a WORD token (variable reference)</text:span></text:p>
      <text:p text:style-name="Text_20_body"><text:span text:style-name="Strong_20_Emphasis">7. Rule 8: Function Names</text:span></text:p>
      <text:p text:style-name="Preformatted_20_Text"><text:span text:style-name="Source_20_Text">my_function() { <text:s/># `my_function` is a NAME token (function name)</text:span></text:p>
      <text:p text:style-name="Preformatted_20_Text"><text:span text:style-name="Source_20_Text"><text:s text:c="2"/># Function body here</text:span></text:p>
      <text:p text:style-name="P2"><text:soft-page-break/><text:span text:style-name="Source_20_Text">}</text:span></text:p>
      <text:p text:style-name="Text_20_body"><text:span text:style-name="Strong_20_Emphasis">8. Rule 9: Disabled Expansion in Functions</text:span></text:p>
      <text:p text:style-name="Preformatted_20_Text"><text:span text:style-name="Source_20_Text">count=0</text:span></text:p>
      <text:p text:style-name="Preformatted_20_Text"><text:span text:style-name="Source_20_Text">my_function() {</text:span></text:p>
      <text:p text:style-name="Preformatted_20_Text"><text:span text:style-name="Source_20_Text"><text:s text:c="2"/>count=10 <text:s/># This assignment won't affect the `count` variable outside the function</text:span></text:p>
      <text:p text:style-name="Preformatted_20_Text"><text:span text:style-name="Source_20_Text">}</text:span></text:p>
      <text:p text:style-name="Preformatted_20_Text"><text:span text:style-name="Source_20_Text">my_function</text:span></text:p>
      <text:p text:style-name="P2"><text:span text:style-name="Source_20_Text">echo "Count outside the function: $count" <text:s/># Still 0</text:span></text:p>
      <text:p text:style-name="P9">signal and environment</text:p>
      <text:p text:style-name="P9"/>
      <text:h text:style-name="P1" text:outline-level="2">Examples of Signals and Shell Environments:</text:h>
      <text:p text:style-name="Text_20_body"><text:span text:style-name="Strong_20_Emphasis">1. Signals and Error Handling:</text:span></text:p>
      <text:p text:style-name="Text_20_body"><text:span text:style-name="Strong_20_Emphasis">Example 1: Protecting a Background Process</text:span></text:p>
      <text:p text:style-name="Text_20_body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long_running_process &amp; <text:s/># Run a process in the background</text:span></text:p>
      <text:p text:style-name="Preformatted_20_Text"/>
      <text:p text:style-name="Preformatted_20_Text"><text:span text:style-name="Source_20_Text"># This script can continue executing other tasks without being interrupted by Ctrl+C</text:span></text:p>
      <text:p text:style-name="Preformatted_20_Text"><text:span text:style-name="Source_20_Text"># as the shell protects the background process.</text:span></text:p>
      <text:p text:style-name="Preformatted_20_Text"/>
      <text:p text:style-name="Preformatted_20_Text"><text:span text:style-name="Source_20_Text">wait <text:s/># Wait for the background process to finish</text:span></text:p>
      <text:p text:style-name="Preformatted_20_Text"/>
      <text:p text:style-name="Preformatted_20_Text"><text:span text:style-name="Source_20_Text"># Now you can handle any errors from the process</text:span></text:p>
      <text:p text:style-name="Preformatted_20_Text"><text:span text:style-name="Source_20_Text">if [[ $? -ne 0 ]]; then</text:span></text:p>
      <text:p text:style-name="Preformatted_20_Text"><text:span text:style-name="Source_20_Text"><text:s text:c="2"/>echo "Background process failed!"</text:span></text:p>
      <text:p text:style-name="P2"><text:span text:style-name="Source_20_Text">fi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Example 2: Custom Signal Trap</text:span></text:p>
      <text:p text:style-name="Text_20_body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trap "echo 'Caught SIGINT signal, but continuing...' " INT</text:span></text:p>
      <text:p text:style-name="Preformatted_20_Text"/>
      <text:p text:style-name="Preformatted_20_Text"><text:span text:style-name="Source_20_Text"># This script will print the message when interrupted by Ctrl+C (SIGINT)</text:span></text:p>
      <text:p text:style-name="Preformatted_20_Text"><text:span text:style-name="Source_20_Text"># but will not exit immediately.</text:span></text:p>
      <text:p text:style-name="Preformatted_20_Text"/>
      <text:p text:style-name="Preformatted_20_Text"><text:span text:style-name="Source_20_Text"># Your code here</text:span></text:p>
      <text:p text:style-name="Preformatted_20_Text"/>
      <text:p text:style-name="P2"><text:span text:style-name="Source_20_Text">exit 0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2. Shell Environments:</text:span></text:p>
      <text:p text:style-name="Text_20_body"><text:span text:style-name="Strong_20_Emphasis">Example 1: Subshell and Variable Scope</text:span></text:p>
      <text:p text:style-name="Text_20_body">Bash</text:p>
      <text:p text:style-name="Preformatted_20_Text"><text:soft-page-break/><text:span text:style-name="Source_20_Text">#!/bin/bash</text:span></text:p>
      <text:p text:style-name="Preformatted_20_Text"/>
      <text:p text:style-name="Preformatted_20_Text"><text:span text:style-name="Source_20_Text">var1="outer" <text:s/># Variable in the main shell environment</text:span></text:p>
      <text:p text:style-name="Preformatted_20_Text"/>
      <text:p text:style-name="Preformatted_20_Text"><text:span text:style-name="Source_20_Text">(</text:span></text:p>
      <text:p text:style-name="Preformatted_20_Text"><text:span text:style-name="Source_20_Text"><text:s text:c="2"/>var1="inner" <text:s/># Variable in the subshell environment</text:span></text:p>
      <text:p text:style-name="Preformatted_20_Text"><text:span text:style-name="Source_20_Text"><text:s text:c="2"/>echo "var1 inside subshell: $var1"</text:span></text:p>
      <text:p text:style-name="Preformatted_20_Text"><text:span text:style-name="Source_20_Text">)</text:span></text:p>
      <text:p text:style-name="Preformatted_20_Text"/>
      <text:p text:style-name="P2"><text:span text:style-name="Source_20_Text">echo "var1 outside subshell: $var1" <text:s/># Still "outer" as changes in subshell are isolated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Example 2: Passing Variables with </text:span><text:span text:style-name="Strong_20_Emphasis"><text:span text:style-name="Source_20_Text">export</text:span></text:span></text:p>
      <text:p text:style-name="Text_20_body">Bash</text:p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username="john"</text:span></text:p>
      <text:p text:style-name="Preformatted_20_Text"/>
      <text:p text:style-name="Preformatted_20_Text"><text:span text:style-name="Source_20_Text"># Without export, the utility won't have access to username</text:span></text:p>
      <text:p text:style-name="Preformatted_20_Text"><text:span text:style-name="Source_20_Text">./my_script</text:span></text:p>
      <text:p text:style-name="Preformatted_20_Text"/>
      <text:p text:style-name="Preformatted_20_Text"><text:span text:style-name="Source_20_Text">export username</text:span></text:p>
      <text:p text:style-name="Preformatted_20_Text"/>
      <text:p text:style-name="Preformatted_20_Text"><text:span text:style-name="Source_20_Text"># Now username is available in the child process environment of ./my_script</text:span></text:p>
      <text:p text:style-name="P2"><text:span text:style-name="Source_20_Text">./my_script</text:span></text:p>
      <text:p text:style-name="P10">pattern matching</text:p>
      <text:p text:style-name="P10"/>
      <text:p text:style-name="P48"><text:span text:style-name="Strong_20_Emphasis">1. Matching Single Characters:</text:span></text:p>
      <text:p text:style-name="Text_20_body">Bash</text:p>
      <text:p text:style-name="Preformatted_20_Text"><text:span text:style-name="Source_20_Text"># Match files starting with 'l' and ending with 't' (literal match)</text:span></text:p>
      <text:p text:style-name="Preformatted_20_Text"><text:span text:style-name="Source_20_Text">ls l*t</text:span></text:p>
      <text:p text:style-name="Preformatted_20_Text"/>
      <text:p text:style-name="Preformatted_20_Text"><text:span text:style-name="Source_20_Text"># Match any single character between 'a' and 'z' (using ?)</text:span></text:p>
      <text:p text:style-name="Preformatted_20_Text"><text:span text:style-name="Source_20_Text">echo "abc?def" <text:s/># Matches "abczef", "abcdef", etc.</text:span></text:p>
      <text:p text:style-name="Preformatted_20_Text"/>
      <text:p text:style-name="Preformatted_20_Text"><text:span text:style-name="Source_20_Text"># Match any character except 'x' (using bracket expression)</text:span></text:p>
      <text:p text:style-name="P2"><text:span text:style-name="Source_20_Text">echo "[^x]ample" <text:s/># Matches "sample", "yample", etc. (not "xample")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2. Matching Multiple Characters:</text:span></text:p>
      <text:p text:style-name="Text_20_body">Bash</text:p>
      <text:p text:style-name="Preformatted_20_Text"><text:span text:style-name="Source_20_Text"># Match files with names containing zero or more 'o' characters</text:span></text:p>
      <text:p text:style-name="Preformatted_20_Text"><text:span text:style-name="Source_20_Text">ls f*o*bar <text:s/># Matches "foobar", "fooooober", etc.</text:span></text:p>
      <text:p text:style-name="Preformatted_20_Text"/>
      <text:p text:style-name="Preformatted_20_Text"><text:span text:style-name="Source_20_Text"># Extract the first three characters of a filename</text:span></text:p>
      <text:p text:style-name="Preformatted_20_Text"><text:span text:style-name="Source_20_Text">filename="important_data.txt"</text:span></text:p>
      <text:p text:style-name="P2"><text:span text:style-name="Source_20_Text">echo "${filename:0:3}" <text:s/># Prints "imp"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3. Filename Expansion:</text:span></text:p>
      <text:p text:style-name="Text_20_body"><text:soft-page-break/>Bash</text:p>
      <text:p text:style-name="Preformatted_20_Text"><text:span text:style-name="Source_20_Text"># Rename all .txt files to .bak in the current directory</text:span></text:p>
      <text:p text:style-name="Preformatted_20_Text"><text:span text:style-name="Source_20_Text">mv *.txt *.bak</text:span></text:p>
      <text:p text:style-name="Preformatted_20_Text"/>
      <text:p text:style-name="Preformatted_20_Text"><text:span text:style-name="Source_20_Text"># Find all configuration files (can be in subdirectories)</text:span></text:p>
      <text:p text:style-name="Preformatted_20_Text"><text:span text:style-name="Source_20_Text">find . -name "*.conf" <text:s/># Explicit slash for directory path</text:span></text:p>
      <text:p text:style-name="Preformatted_20_Text"/>
      <text:p text:style-name="Preformatted_20_Text"><text:span text:style-name="Source_20_Text"># Search for hidden files starting with a dot (leading period)</text:span></text:p>
      <text:p text:style-name="P2"><text:span text:style-name="Source_20_Text">ls .* <text:s/># Requires explicit matching for leading period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4. Combining Techniques:</text:span></text:p>
      <text:p text:style-name="Text_20_body">Bash</text:p>
      <text:p text:style-name="Preformatted_20_Text"><text:span text:style-name="Source_20_Text"># List all log files older than 7 days (assuming log files start with 'log_')</text:span></text:p>
      <text:p text:style-name="P2"><text:span text:style-name="Source_20_Text">find . -name "log_*" -mtime +7 <text:s/># Matches log files with modification time &gt; 7 days</text:span></text:p>
      <text:p text:style-name="P14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P10"/>
      <text:p text:style-name="P11">Built-in</text:p>
      <text:p text:style-name="P11"/>
      <text:p text:style-name="P57"><text:span text:style-name="Strong_20_Emphasis">1. Variable Assignment:</text:span></text:p>
      <text:list xml:id="list662315277" text:style-name="L16">
        <text:list-item>
          <text:p text:style-name="P49"><text:span text:style-name="Strong_20_Emphasis">Special Built-in (</text:span><text:span text:style-name="Strong_20_Emphasis"><text:span text:style-name="Source_20_Text">=</text:span></text:span><text:span text:style-name="Strong_20_Emphasis">):</text:span></text:p>
        </text:list-item>
      </text:list>
      <text:p text:style-name="Text_20_body">Bash</text:p>
      <text:p text:style-name="Preformatted_20_Text"><text:span text:style-name="Source_20_Text">name="John Doe" <text:s/># Assignment persists after script execution</text:span></text:p>
      <text:p text:style-name="Preformatted_20_Text"/>
      <text:p text:style-name="Preformatted_20_Text"><text:span text:style-name="Source_20_Text">if [[ $name == "John Doe" ]]; then</text:span></text:p>
      <text:p text:style-name="Preformatted_20_Text"><text:span text:style-name="Source_20_Text"><text:s text:c="2"/>echo "Name is John Doe"</text:span></text:p>
      <text:p text:style-name="P2"><text:span text:style-name="Source_20_Text">fi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list xml:id="list2836704875" text:style-name="L17">
        <text:list-item>
          <text:p text:style-name="P50"><text:span text:style-name="Strong_20_Emphasis">Regular Built-in (not recommended):</text:span></text:p>
        </text:list-item>
      </text:list>
      <text:p text:style-name="Text_20_body">Bash</text:p>
      <text:p text:style-name="Preformatted_20_Text"><text:span text:style-name="Source_20_Text"># This might not persist the variable after the `if` block</text:span></text:p>
      <text:p text:style-name="Preformatted_20_Text"><text:span text:style-name="Source_20_Text">(( name = "John Doe" )) <text:s/># Syntax might vary depending on the shell</text:span></text:p>
      <text:p text:style-name="Preformatted_20_Text"/>
      <text:p text:style-name="Preformatted_20_Text"><text:span text:style-name="Source_20_Text">if [[ $name == "John Doe" ]]; then</text:span></text:p>
      <text:p text:style-name="Preformatted_20_Text"><text:span text:style-name="Source_20_Text"><text:s text:c="2"/>echo "Name is John Doe"</text:span></text:p>
      <text:p text:style-name="P2"><text:span text:style-name="Source_20_Text">fi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2. Conditional Statements:</text:span></text:p>
      <text:list xml:id="list1349018466" text:style-name="L18">
        <text:list-item>
          <text:p text:style-name="P51"><text:span text:style-name="Strong_20_Emphasis">Special Built-in (</text:span><text:span text:style-name="Strong_20_Emphasis"><text:span text:style-name="Source_20_Text">if</text:span></text:span><text:span text:style-name="Strong_20_Emphasis">, </text:span><text:span text:style-name="Strong_20_Emphasis"><text:span text:style-name="Source_20_Text">else</text:span></text:span><text:span text:style-name="Strong_20_Emphasis">, </text:span><text:span text:style-name="Strong_20_Emphasis"><text:span text:style-name="Source_20_Text">fi</text:span></text:span><text:span text:style-name="Strong_20_Emphasis">):</text:span></text:p>
        </text:list-item>
      </text:list>
      <text:p text:style-name="Text_20_body">Bash</text:p>
      <text:p text:style-name="Preformatted_20_Text"><text:span text:style-name="Source_20_Text">if [[ $age -gt 18 ]]; then</text:span></text:p>
      <text:p text:style-name="Preformatted_20_Text"><text:span text:style-name="Source_20_Text"><text:s text:c="2"/>echo "You are eligible to vote"</text:span></text:p>
      <text:p text:style-name="Preformatted_20_Text"><text:span text:style-name="Source_20_Text">else</text:span></text:p>
      <text:p text:style-name="Preformatted_20_Text"><text:soft-page-break/><text:span text:style-name="Source_20_Text"><text:s text:c="2"/>echo "Not eligible yet"</text:span></text:p>
      <text:p text:style-name="P2"><text:span text:style-name="Source_20_Text">fi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list xml:id="list353776052" text:style-name="L19">
        <text:list-item>
          <text:p text:style-name="P52"><text:span text:style-name="Strong_20_Emphasis">Regular Command (not recommended):</text:span></text:p>
        </text:list-item>
      </text:list>
      <text:p text:style-name="Text_20_body">Bash</text:p>
      <text:p text:style-name="P2"><text:span text:style-name="Source_20_Text">[ $age -gt 18 ] &amp;&amp; echo "Eligible" || echo "Not eligible" <text:s/># Less readable and not a special built-in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3. Loops:</text:span></text:p>
      <text:list xml:id="list2819693426" text:style-name="L20">
        <text:list-item>
          <text:p text:style-name="P53"><text:span text:style-name="Strong_20_Emphasis">Special Built-in (</text:span><text:span text:style-name="Strong_20_Emphasis"><text:span text:style-name="Source_20_Text">for</text:span></text:span><text:span text:style-name="Strong_20_Emphasis">, </text:span><text:span text:style-name="Strong_20_Emphasis"><text:span text:style-name="Source_20_Text">while</text:span></text:span><text:span text:style-name="Strong_20_Emphasis">, </text:span><text:span text:style-name="Strong_20_Emphasis"><text:span text:style-name="Source_20_Text">done</text:span></text:span><text:span text:style-name="Strong_20_Emphasis">):</text:span></text:p>
        </text:list-item>
      </text:list>
      <text:p text:style-name="Text_20_body">Bash</text:p>
      <text:p text:style-name="Preformatted_20_Text"><text:span text:style-name="Source_20_Text">for file in *.txt; do</text:span></text:p>
      <text:p text:style-name="Preformatted_20_Text"><text:span text:style-name="Source_20_Text"><text:s text:c="2"/>echo "Processing file: $file"</text:span></text:p>
      <text:p text:style-name="P2"><text:span text:style-name="Source_20_Text">done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list xml:id="list704534767" text:style-name="L21">
        <text:list-item>
          <text:p text:style-name="P54"><text:span text:style-name="Strong_20_Emphasis">Regular Command (not recommended):</text:span></text:p>
        </text:list-item>
      </text:list>
      <text:p text:style-name="Text_20_body">Bash</text:p>
      <text:p text:style-name="Preformatted_20_Text"><text:span text:style-name="Source_20_Text"># Requires external tools or complex workarounds to achieve looping</text:span></text:p>
      <text:p text:style-name="P2"><text:span text:style-name="Source_20_Text"># Not as concise or efficient as the special built-in `for` loop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p text:style-name="Text_20_body"><text:span text:style-name="Strong_20_Emphasis">4. Shell Control Flow:</text:span></text:p>
      <text:list xml:id="list3624802870" text:style-name="L22">
        <text:list-item>
          <text:p text:style-name="P55"><text:span text:style-name="Strong_20_Emphasis">Special Built-in (</text:span><text:span text:style-name="Strong_20_Emphasis"><text:span text:style-name="Source_20_Text">exit</text:span></text:span><text:span text:style-name="Strong_20_Emphasis">, </text:span><text:span text:style-name="Strong_20_Emphasis"><text:span text:style-name="Source_20_Text">break</text:span></text:span><text:span text:style-name="Strong_20_Emphasis">, </text:span><text:span text:style-name="Strong_20_Emphasis"><text:span text:style-name="Source_20_Text">continue</text:span></text:span><text:span text:style-name="Strong_20_Emphasis">):</text:span></text:p>
        </text:list-item>
      </text:list>
      <text:p text:style-name="Text_20_body">Bash</text:p>
      <text:p text:style-name="Preformatted_20_Text"><text:span text:style-name="Source_20_Text">if [[ $count -eq 10 ]]; then</text:span></text:p>
      <text:p text:style-name="Preformatted_20_Text"><text:span text:style-name="Source_20_Text"><text:s text:c="2"/>exit 0 <text:s/># Exits the script with success code 0</text:span></text:p>
      <text:p text:style-name="Preformatted_20_Text"><text:span text:style-name="Source_20_Text">fi</text:span></text:p>
      <text:p text:style-name="Preformatted_20_Text"/>
      <text:p text:style-name="Preformatted_20_Text"><text:span text:style-name="Source_20_Text">for user in john mary bob; do</text:span></text:p>
      <text:p text:style-name="Preformatted_20_Text"><text:span text:style-name="Source_20_Text"><text:s text:c="2"/>if [[ $user == "bob" ]]; then</text:span></text:p>
      <text:p text:style-name="Preformatted_20_Text"><text:span text:style-name="Source_20_Text"><text:s text:c="4"/>continue <text:s/># Skips to the next iteration for bob</text:span></text:p>
      <text:p text:style-name="Preformatted_20_Text"><text:span text:style-name="Source_20_Text"><text:s text:c="2"/>fi</text:span></text:p>
      <text:p text:style-name="Preformatted_20_Text"><text:span text:style-name="Source_20_Text"><text:s text:c="2"/>echo "Hello, $user"</text:span></text:p>
      <text:p text:style-name="P2"><text:span text:style-name="Source_20_Text">done</text:span></text:p>
      <text:p text:style-name="Text_20_body">Use code <text:a xlink:type="simple" xlink:href="../../../../../../../faq%23coding" office:target-frame-name="_blank" xlink:show="new" text:style-name="Internet_20_link" text:visited-style-name="Visited_20_Internet_20_Link">with caution.</text:a></text:p>
      <text:list xml:id="list677411643" text:style-name="L23">
        <text:list-item>
          <text:p text:style-name="P56"><text:span text:style-name="Strong_20_Emphasis">Regular Command (not possible):</text:span></text:p>
        </text:list-item>
      </text:list>
      <text:p text:style-name="Text_20_body">These functionalities are specifically designed for controlling the shell's execution flow and cannot be replicated using regular commands.</text:p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3:02:07.916954028</meta:creation-date>
    <meta:generator>LibreOffice/7.3.7.2$Linux_X86_64 LibreOffice_project/30$Build-2</meta:generator>
    <dc:date>2024-07-23T13:39:03.078534153</dc:date>
    <meta:editing-duration>PT36M49S</meta:editing-duration>
    <meta:editing-cycles>14</meta:editing-cycles>
    <meta:document-statistic meta:table-count="0" meta:image-count="0" meta:object-count="0" meta:page-count="9" meta:paragraph-count="307" meta:word-count="2071" meta:character-count="12299" meta:non-whitespace-character-count="10390"/>
  </office:meta>
</office:document-meta>
</file>